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The Margin of the Terrifying</text:p>
      <text:p text:style-name="Author">Madison Scott-Clary</text:p>
      <text:p text:style-name="Text_20_body">There is an idea out there that there are three types of prayer: <text:span text:style-name="T1">help</text:span>, <text:span text:style-name="T1">thanks</text:span>, and <text:span text:style-name="T1">wow</text:span>. (Lamott 2012)</text:p>
      <text:p text:style-name="Text_20_body">Like all discussion around anything so complex, personal, and transcendental as prayer, the trichotomy is incredibly reductive, and yet like all incredibly reductive divisions, it does have its uses. Classifications such as this allow us to sort through our feelings and how we intellectualize abstract concepts such as prayer. They are not hard-and-fast boundaries into which we may bucketize blithely,<text:note text:id="ftn0" text:note-class="footnote"><text:note-citation>1</text:note-citation><text:note-body><text:p text:style-name="Footnote">A fact which is incredibly difficult to remember, sometimes.</text:p></text:note-body></text:note> but perhaps sticky notes we can post next to text, the better to understand it when we work our way through it.</text:p>
      <text:p text:style-name="Text_20_body">They need not even apply entirely wholesale to a prayer. Take the Lord’s Prayer:</text:p>
      <table:table table:name="Table1" table:style-name="Table1">
        <table:table-column table:style-name="Table1.A"/>
        <table:table-column table:style-name="Table1.B"/>
        <table:table-row>
          <table:table-cell table:style-name="TableRowCell" office:value-type="string">
            <text:p text:style-name="Table_20_Contents"><text:span text:style-name="T1">Wow</text:span></text:p>
          </table:table-cell>
          <table:table-cell table:style-name="TableRowCell" office:value-type="string">
            <text:p text:style-name="Table_20_Contents">Our Father, who are in the heavens, let your name be held holy;</text:p>
          </table:table-cell>
        </table:table-row>
        <table:table-row>
          <table:table-cell table:style-name="TableRowCell" office:value-type="string">
            <text:p text:style-name="Table_20_Contents"><text:span text:style-name="T1">Help</text:span> or <text:span text:style-name="T1">Wow</text:span></text:p>
          </table:table-cell>
          <table:table-cell table:style-name="TableRowCell" office:value-type="string">
            <text:p text:style-name="Table_20_Contents">Let your Kingdom come; Let your will come to pass, as in heaven so also upon earth;</text:p>
          </table:table-cell>
        </table:table-row>
        <table:table-row>
          <table:table-cell table:style-name="TableRowCell" office:value-type="string">
            <text:p text:style-name="Table_20_Contents"><text:span text:style-name="T1">Help</text:span></text:p>
          </table:table-cell>
          <table:table-cell table:style-name="TableRowCell" office:value-type="string">
            <text:p text:style-name="Table_20_Contents">Give to us today bread for the day ahead; And excuse us our debts, just as we have excused our debtors; And do not bring us to trial, but rescue us from him who is wicked</text:p>
          </table:table-cell>
        </table:table-row>
        <table:table-row>
          <table:table-cell table:style-name="TableRowCell" office:value-type="string">
            <text:p text:style-name="Table_20_Contents"><text:span text:style-name="T1">Wow</text:span></text:p>
          </table:table-cell>
          <table:table-cell table:style-name="TableRowCell" office:value-type="string">
            <text:p text:style-name="Table_20_Contents">[For yours is the Kingdom and the power and the glory unto the ages.]</text:p>
          </table:table-cell>
        </table:table-row>
      </table:table>
      <text:p text:style-name="First_20_paragraph">(Matthew 6:9–13, (Hart 2017, 10)<text:note text:id="ftn1" text:note-class="footnote"><text:note-citation>2</text:note-citation><text:note-body><text:p text:style-name="Footnote">I figured I’d spoken too much on the topic of translation already for it to be worth yet another go, but here I am again. You can surely remember my delight in Weinberger’s idea of translator as active participant, and yes, this plays as much a role here as it did with my choice of Alter’s translation of the Hebrew Bible, but I’m leaning on Hart’s translation here for its distinctly modern and universalist take on the New Testament. Hart himself is a staunch universalist, his book <text:span text:style-name="T1">That All Shall Be Saved</text:span> neatly lays his reasoning bare, and much of the focus on ineffable love feels applicable to the discussion of the ineffability of love, no matter how secular.</text:p></text:note-body></text:note>)</text:p>
      <text:section text:name="refs">
        <text:section text:name="ref-dbh-nt">
          <text:p text:style-name="Text_20_body">Hart, David Bently (trans.). 2017. <text:span text:style-name="T1">The New Testament</text:span>. New Haven, CT: Yale University Press.</text:p>
        </text:section>
        <text:section text:name="ref-helpthankswow">
          <text:p text:style-name="Text_20_body">Lamott, Anne. 2012. <text:span text:style-name="T1">Help Thanks Wow: The Three Essential Prayers</text:span>. New York, NY: Riverhead.</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adornments="Bold"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adornments="Italic"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Liberation Sans"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75in" fo:margin-right="0.5in" fo:margin-top="0.1in" fo:margin-bottom="0.1in" style:contextual-spacing="false" fo:text-indent="0in" style:auto-text-indent="false"/>
      <style:text-properties style:font-name="Liberation Serif" fo:font-family="'Liberation Serif'" style:font-style-name="Regular" style:font-family-generic="roman"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line-height="150%" fo:text-indent="-0.1965in" style:auto-text-indent="false" style:page-number="auto" fo:padding="0.0201in" fo:border="none" text:number-lines="false" text:line-number="0" style:join-border="true"/>
      <style:text-properties style:font-name="Liberation Serif" fo:font-family="'Liberation Serif'" style:font-style-name="Regular" style:font-family-generic="roman"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in" fo:margin-bottom="0.5in" style:contextual-spacing="false" fo:text-align="center" style:justify-single-word="false" style:page-number="auto"/>
      <style:text-properties style:font-name="Liberation Serif1" fo:font-family="'Liberation Serif'" style:font-style-name="Italic" style:font-family-generic="roman" style:font-pitch="variable"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style:text-properties style:font-name="Liberation Serif" fo:font-family="'Liberation Serif'" style:font-style-name="Regular" style:font-family-generic="roman" style:font-pitch="variable"/>
    </style:style>
    <style:style style:name="Title" style:family="paragraph" style:parent-style-name="Heading" style:next-style-name="Text_20_body" style:class="chapter" style:master-page-name="First_20_Page">
      <style:paragraph-properties fo:text-align="center" style:justify-single-word="false" style:page-number="auto"/>
      <style:text-properties style:font-name="Liberation Sans" fo:font-family="'Liberation Sans'" style:font-style-name="Bold" style:font-family-generic="swiss" style:font-pitch="variable"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Bibliography" style:family="paragraph" style:parent-style-name="Text_20_body">
      <style:paragraph-properties fo:margin-left="0.5in" fo:margin-right="0in" fo:text-indent="-0.5in"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7127" officeooo:paragraph-rsid="0018712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cott-Clary / Seasons / <text:page-number text:select-page="current">14</text:page-number></text:p>
      </style:header>
      <style:footer>
        <text:p text:style-name="MP2"><text:page-number text:select-page="current">14</text:page-number><text: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Margin of the Terrifying</dc:title>
    <dc:description/>
    <dc:subject/>
    <meta:keyword/>
    <meta:initial-creator>Madison Scott-Clary</meta:initial-creator>
    <dc:creator>Madison Scott-Clary</dc:creator>
    <meta:creation-date>2022-05-25T06:03:29Z</meta:creation-date>
    <dc:date>2022-05-25T06:03:29Z</dc:date>
    <meta:user-defined meta:name="bibliography" meta:value-type="string">florilegium.bib</meta:user-defined>
  </office:meta>
</office:document-meta>
</file>